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SungtiL GB1" svg:font-family="'AR PL SungtiL GB'" style:font-family-generic="modern" style:font-pitch="fixed"/>
    <style:font-face style:name="Liberation Mono" svg:font-family="'Liberation Mono'" style:font-family-generic="modern" style:font-pitch="fixed"/>
    <style:font-face style:name="FreeVtopia" svg:font-family="FreeVtop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FreeVtopia" fo:font-size="12pt" officeooo:rsid="000cd57a" officeooo:paragraph-rsid="000cd57a"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liot Chandler (Wallace)</text:p>
      <text:p text:style-name="P1">2017 Jan. 23a24</text:p>
      <text:p text:style-name="P1">Question on conceptual thinking</text:p>
      <text:p text:style-name="P1">for NMD102</text:p>
      <text:p text:style-name="P1"/>
      <text:p text:style-name="P1">In the assigned article, 'conceptual thinking' is presented as the capacity for being comfortable within a variety of levels of abstraction, and being able to see the relationships between these levels. Considering that this is in itself an ability that requires a holistic sense of perception, what do you think the level of capability is for conceptual thinking can be effectively trained, compared to how much of the ability is an innate characteristic of the individ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 PL SungtiL GB1" svg:font-family="'AR PL SungtiL GB'" style:font-family-generic="modern" style:font-pitch="fixed"/>
    <style:font-face style:name="Liberation Mono" svg:font-family="'Liberation Mono'" style:font-family-generic="modern" style:font-pitch="fixed"/>
    <style:font-face style:name="FreeVtopia" svg:font-family="FreeVtopi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dc:date>2017-01-24T00:18:02.285081135</dc:date>
    <meta:editing-duration>PT26S</meta:editing-duration>
    <meta:editing-cycles>1</meta:editing-cycles>
    <meta:document-statistic meta:table-count="0" meta:image-count="0" meta:object-count="0" meta:page-count="1" meta:paragraph-count="5" meta:word-count="88" meta:character-count="555" meta:non-whitespace-character-count="472"/>
  </office:meta>
</office:document-meta>
</file>